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925cm" svg:height="0.897cm" svg:x="9.222cm" svg:y="14.5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2T15:11:15.190655189</meta:creation-date>
    <dc:date>2018-03-02T15:11:31.775685310</dc:date>
    <meta:editing-duration>PT16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

<file path=Object 1/content.xml><?xml version="1.0" encoding="utf-8"?>
<math xmlns="http://www.w3.org/1998/Math/MathML" display="block">
  <semantics>
    <mstyle mathsize="11pt">
      <mrow>
        <msup>
          <mi>a</mi>
          <mi>n</mi>
        </msup>
        <mrow>
          <mspace width="2em"/>
          <mo stretchy="false">=</mo>
          <mspace width="2em"/>
        </mrow>
        <munder>
          <munder>
            <mrow>
              <mi>a</mi>
              <mi>•</mi>
              <mi>a</mi>
              <mi>•</mi>
              <mo stretchy="false">…</mo>
              <mi>•</mi>
              <mi>a</mi>
            </mrow>
            <mo stretchy="true">⏟</mo>
          </munder>
          <mrow>
            <mi>n</mi>
            <mspace width="2em"/>
            <mi mathvariant="italic">facteurs</mi>
          </mrow>
        </munder>
      </mrow>
    </mstyle>
    <annotation encoding="StarMath 5.0">size 11 {a^n {~}= {~}{a • a • dotslow • a}underbrace {n~facteurs}}</annotation>
  </semantics>
</math>
</file>